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820f" officeooo:paragraph-rsid="001b820f" style:font-size-asian="16pt" style:font-size-complex="16pt"/>
    </style:style>
    <style:style style:name="P2" style:family="paragraph" style:parent-style-name="Standard">
      <style:text-properties fo:font-size="16pt" officeooo:rsid="001b820f" officeooo:paragraph-rsid="001cce75" style:font-size-asian="16pt" style:font-size-complex="16pt"/>
    </style:style>
    <style:style style:name="P3" style:family="paragraph" style:parent-style-name="Standard">
      <style:text-properties fo:font-size="16pt" fo:font-weight="bold" officeooo:rsid="001b820f" officeooo:paragraph-rsid="001b820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b820f" officeooo:paragraph-rsid="001cce7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style="normal" fo:font-weight="bold" officeooo:rsid="001b820f" officeooo:paragraph-rsid="001b820f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e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<text:span text:style-name="T2">I</text:span>ntroduction (myself, topic, IMA + FP group)</text:p>
      <text:p text:style-name="P1"/>
      <text:p text:style-name="P3">2. <text:span text:style-name="T2">Motivating Example</text:span>: SIR model, how can we simulate this?</text:p>
      <text:p text:style-name="P1"><text:tab/>- Population Size N</text:p>
      <text:p text:style-name="P1"><text:tab/>- Contact Rate 𝛃</text:p>
      <text:p text:style-name="P1"><text:tab/>- Infectivity 𝛄</text:p>
      <text:p text:style-name="P1"><text:tab/>- Illness Duration 𝛅</text:p>
      <text:p text:style-name="P1"/>
      <text:p text:style-name="P4">3. System Dynamics SD approach</text:p>
      <text:p text:style-name="P2"><text:tab/><text:span text:style-name="T2">- </text:span>top-down<text:line-break/><text:tab/><text:span text:style-name="T2">- </text:span><text:s/>differential equations</text:p>
      <text:p text:style-name="P1"><text:tab/>- draw SD dynamics</text:p>
      <text:p text:style-name="P1"/>
      <text:p text:style-name="P4">4. ABMS approac<text:span text:style-name="T2">h</text:span></text:p>
      <text:p text:style-name="P2"><text:tab/><text:span text:style-name="T2">-</text:span> bottom-up</text:p>
      <text:p text:style-name="P2"><text:tab/><text:span text:style-name="T2">- </text:span>more realistic: heterogenous agents, network- &amp; spatial effects</text:p>
      <text:p text:style-name="P1"/>
      <text:p text:style-name="P3">5. what is an agent </text:p>
      <text:p text:style-name="P1"><text:tab/>- Uniquely addressable entity with internal state</text:p>
      <text:p text:style-name="P1"><text:tab/>- Living in an environment</text:p>
      <text:p text:style-name="P1"><text:tab/>- Pro-actively initiate actions</text:p>
      <text:p text:style-name="P1"><text:tab/><text:tab/>Change internal state</text:p>
      <text:p text:style-name="P1"><text:tab/><text:tab/>Send Messages</text:p>
      <text:p text:style-name="P1"><text:tab/><text:tab/>Create new agents</text:p>
      <text:p text:style-name="P1"><text:tab/><text:tab/>Kill themselves</text:p>
      <text:p text:style-name="P1"><text:tab/><text:tab/>Interact with environment</text:p>
      <text:p text:style-name="P1"><text:tab/>- Reacting to messages with actions</text:p>
      <text:p text:style-name="P1"/>
      <text:p text:style-name="P3">6. Develop with the FP Group an ABS model of the SIR SD approach</text:p>
      <text:p text:style-name="P1"><text:tab/>- state <text:tab/></text:p>
      <text:p text:style-name="P1"><text:tab/>- message protocoll<text:line-break/><text:tab/>- occasionally</text:p>
      <text:p text:style-name="P1"><text:tab/>- after</text:p>
      <text:p text:style-name="P1"><text:tab/></text:p>
      <text:p text:style-name="P3">7. How do we implement this in Haskell in a general way? </text:p>
      <text:p text:style-name="P1"><text:tab/>- state of the art: oop</text:p>
      <text:p text:style-name="P1"><text:tab/>- agent &amp; environment represenation? no classes / objects in haskell</text:p>
      <text:p text:style-name="P1"><text:tab/>- agent-agent &amp; agent-environment interaction? no method calls and references</text:p>
      <text:p text:style-name="P1"><text:soft-page-break/><text:tab/>- updating of agents &amp; environment? no mutable data and no side-effects</text:p>
      <text:p text:style-name="P1"/>
      <text:p text:style-name="P3">8. FRP Yampa &amp; Actor Model</text:p>
      <text:p text:style-name="P1"><text:tab/>- yampa allows to make them pro-active through time-sampling</text:p>
      <text:p text:style-name="P1"><text:tab/>=&gt; hybrid approach with continuous time-flow and discrete events</text:p>
      <text:p text:style-name="P1"><text:tab/>- Ultimate Goal: stay pure and never run within IO</text:p>
      <text:p text:style-name="P1"/>
      <text:p text:style-name="P3">9. What is an Agent then in our implementation</text:p>
      <text:p text:style-name="P1"><text:tab/>- SF AgentIn s m → AgentOut s m</text:p>
      <text:p text:style-name="P1"/>
      <text:p text:style-name="P3">10. update-strategies</text:p>
      <text:p text:style-name="P1"><text:tab/>- sequential &amp; parallel, collapsing environment in parallel case</text:p>
      <text:p text:style-name="P1"><text:tab/>- conversations in case of sequential</text:p>
      <text:p text:style-name="P1"/>
      <text:p text:style-name="P3">11. looking into code</text:p>
      <text:p text:style-name="P1"><text:tab/>- Agent.hs</text:p>
      <text:p text:style-name="P1"><text:tab/>- FrSIRSNetworkAgent.hs</text:p>
      <text:p text:style-name="P1"/>
      <text:p text:style-name="P3">12. run Examples</text:p>
      <text:p text:style-name="P1"/>
      <text:p text:style-name="P1">If TIME: Show SD emu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0:04:04.276158643</meta:creation-date>
    <dc:date>2017-07-07T10:10:35.496126448</dc:date>
    <meta:editing-duration>PT6M31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2" meta:paragraph-count="46" meta:word-count="260" meta:character-count="1549" meta:non-whitespace-character-count="1289"/>
  </office:meta>
</office:document-meta>
</file>